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09E0000006B961222DAFF81AC2A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26pt" style:font-size-asian="26pt" style:font-size-complex="26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2.5236in" svg:y="0.0693in" svg:width="1.6457in" draw:z-index="0"><draw:text-box fo:min-height="1.1146in"><text:p text:style-name="Illustration"><draw:frame draw:style-name="fr2" draw:name="Image1" text:anchor-type="paragraph" svg:width="1.6457in" svg:height="1.1146in" style:rel-height="scale" draw:z-index="1"><draw:image xlink:href="Pictures/100002010000009E0000006B961222DAFF81AC2A.png" xlink:type="simple" xlink:show="embed" xlink:actuate="onLoad" draw:mime-type="image/png"/></draw:frame><text:span text:style-name="T1">Illustration </text:span><text:span text:style-name="T1"><text:sequence text:ref-name="refIllustration0" text:name="Illustration" text:formula="ooow:Illustration+1" style:num-format="1">1</text:sequence></text:span><text:span text:style-name="T1">: caption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4-07-20T18:46:51.637000000</meta:creation-date>
    <dc:date>2020-07-30T17:47:18.006733016</dc:date>
    <meta:editing-duration>PT5M30S</meta:editing-duration>
    <meta:editing-cycles>2</meta:editing-cycles>
    <meta:generator>LibreOfficeDev/7.1.0.0.alpha0$Linux_X86_64 LibreOffice_project/7b156d37cfc92292323694ec064fe51ae57b3257</meta:generator>
    <meta:document-statistic meta:table-count="0" meta:image-count="1" meta:object-count="0" meta:page-count="1" meta:paragraph-count="1" meta:word-count="3" meta:character-count="23" meta:non-whitespace-character-count="21"/>
  </office:meta>
</office:document-meta>
</file>